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kakNew-Diagram" svg:font-family="SkakNew-Diagram"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adornments="Regular" style:font-family-generic="swiss" style:font-pitch="variable"/>
    <style:font-face style:name="Arial" svg:font-family="Arial" style:font-family-generic="system" style:font-pitch="variable"/>
  </office:font-face-decls>
  <office:automatic-styles>
    <style:style style:name="P1" style:family="paragraph" style:parent-style-name="Standard">
      <style:text-properties officeooo:rsid="001cbafd" officeooo:paragraph-rsid="001cbafd"/>
    </style:style>
    <style:style style:name="P2" style:family="paragraph" style:parent-style-name="Text_20_body">
      <style:text-properties officeooo:paragraph-rsid="0025743c"/>
    </style:style>
    <style:style style:name="P3" style:family="paragraph" style:parent-style-name="Text_20_body">
      <style:text-properties officeooo:rsid="002b8b88" officeooo:paragraph-rsid="002b8b88"/>
    </style:style>
    <style:style style:name="P4" style:family="paragraph" style:parent-style-name="Text_20_body">
      <style:text-properties officeooo:rsid="002b8b88" officeooo:paragraph-rsid="0047081e"/>
    </style:style>
    <style:style style:name="P5" style:family="paragraph" style:parent-style-name="Text_20_body">
      <style:text-properties officeooo:rsid="002f40fa" officeooo:paragraph-rsid="0034863b"/>
    </style:style>
    <style:style style:name="P6" style:family="paragraph" style:parent-style-name="Text_20_body">
      <style:text-properties officeooo:rsid="00208f68" officeooo:paragraph-rsid="00208f68"/>
    </style:style>
    <style:style style:name="P7" style:family="paragraph" style:parent-style-name="Text_20_body">
      <style:text-properties fo:font-size="10pt" style:font-size-asian="10pt" style:font-size-complex="10pt"/>
    </style:style>
    <style:style style:name="P8" style:family="paragraph" style:parent-style-name="Text_20_body">
      <style:text-properties officeooo:rsid="0021c1b1" officeooo:paragraph-rsid="00453eb4"/>
    </style:style>
    <style:style style:name="P9" style:family="paragraph" style:parent-style-name="Text_20_body">
      <style:text-properties officeooo:rsid="004bff20" officeooo:paragraph-rsid="004bff20"/>
    </style:style>
    <style:style style:name="P10" style:family="paragraph" style:parent-style-name="Text_20_body">
      <style:text-properties officeooo:rsid="004fa8ed" officeooo:paragraph-rsid="004fa8ed"/>
    </style:style>
    <style:style style:name="P11" style:family="paragraph" style:parent-style-name="Text_20_body">
      <style:text-properties officeooo:rsid="004fa8ed" officeooo:paragraph-rsid="0077e868"/>
    </style:style>
    <style:style style:name="P12" style:family="paragraph" style:parent-style-name="Text_20_body">
      <style:text-properties officeooo:rsid="00368dc3" officeooo:paragraph-rsid="00588507"/>
    </style:style>
    <style:style style:name="P13" style:family="paragraph" style:parent-style-name="Text_20_body">
      <style:text-properties officeooo:rsid="003dd606" officeooo:paragraph-rsid="003dd606"/>
    </style:style>
    <style:style style:name="P14" style:family="paragraph" style:parent-style-name="Text_20_body">
      <style:text-properties officeooo:rsid="0054da0d" officeooo:paragraph-rsid="00588507"/>
    </style:style>
    <style:style style:name="P15" style:family="paragraph" style:parent-style-name="Text_20_body">
      <style:text-properties officeooo:rsid="00547c31" officeooo:paragraph-rsid="00547c31"/>
    </style:style>
    <style:style style:name="P16" style:family="paragraph" style:parent-style-name="Text_20_body">
      <style:text-properties officeooo:rsid="001f5eeb" officeooo:paragraph-rsid="001f5eeb"/>
    </style:style>
    <style:style style:name="P17" style:family="paragraph" style:parent-style-name="Text_20_body">
      <style:text-properties officeooo:rsid="0060295a" officeooo:paragraph-rsid="0060295a"/>
    </style:style>
    <style:style style:name="P18" style:family="paragraph" style:parent-style-name="Text_20_body">
      <style:text-properties officeooo:rsid="0060295a" officeooo:paragraph-rsid="0061039c"/>
    </style:style>
    <style:style style:name="P19" style:family="paragraph" style:parent-style-name="Text_20_body">
      <style:text-properties style:text-line-through-style="solid"/>
    </style:style>
    <style:style style:name="P20" style:family="paragraph" style:parent-style-name="Text_20_body">
      <style:text-properties officeooo:rsid="0061039c" officeooo:paragraph-rsid="0061039c"/>
    </style:style>
    <style:style style:name="P21" style:family="paragraph" style:parent-style-name="Text_20_body">
      <style:text-properties officeooo:rsid="0067ad9f" officeooo:paragraph-rsid="0067ad9f"/>
    </style:style>
    <style:style style:name="P22" style:family="paragraph" style:parent-style-name="Text_20_body">
      <style:text-properties officeooo:rsid="0070b087" officeooo:paragraph-rsid="0070b087"/>
    </style:style>
    <style:style style:name="P23" style:family="paragraph" style:parent-style-name="Text_20_body">
      <style:text-properties officeooo:rsid="00252532" officeooo:paragraph-rsid="00252532"/>
    </style:style>
    <style:style style:name="P24" style:family="paragraph" style:parent-style-name="Text_20_body">
      <style:text-properties style:font-name="Liberation Serif" fo:font-size="14pt" fo:font-style="italic" fo:font-weight="bold" officeooo:rsid="00588507" officeooo:paragraph-rsid="00752e12" style:font-name-asian="Arial" style:font-size-asian="14pt" style:font-style-asian="italic" style:font-weight-asian="bold" style:font-name-complex="Arial" style:font-size-complex="14pt" style:font-style-complex="italic" style:font-weight-complex="bold"/>
    </style:style>
    <style:style style:name="P25" style:family="paragraph" style:parent-style-name="Text_20_body">
      <style:text-properties officeooo:rsid="007563a9" officeooo:paragraph-rsid="007563a9"/>
    </style:style>
    <style:style style:name="P26" style:family="paragraph" style:parent-style-name="Text_20_body">
      <style:text-properties officeooo:rsid="0077315f" officeooo:paragraph-rsid="0077315f"/>
    </style:style>
    <style:style style:name="P27" style:family="paragraph" style:parent-style-name="Text_20_body">
      <style:text-properties officeooo:rsid="0077e868" officeooo:paragraph-rsid="0077e868"/>
    </style:style>
    <style:style style:name="P28" style:family="paragraph" style:parent-style-name="Text_20_body">
      <style:text-properties officeooo:rsid="0024a515" officeooo:paragraph-rsid="007d79ed"/>
    </style:style>
    <style:style style:name="P29" style:family="paragraph" style:parent-style-name="Text_20_body">
      <style:text-properties officeooo:rsid="0024a515" officeooo:paragraph-rsid="007e8ca9"/>
    </style:style>
    <style:style style:name="P30" style:family="paragraph" style:parent-style-name="Text_20_body">
      <style:text-properties officeooo:rsid="007eed4f" officeooo:paragraph-rsid="007eed4f"/>
    </style:style>
    <style:style style:name="P31" style:family="paragraph" style:parent-style-name="Text_20_body">
      <style:text-properties officeooo:paragraph-rsid="0080c93e"/>
    </style:style>
    <style:style style:name="P32" style:family="paragraph" style:parent-style-name="Text_20_body">
      <style:text-properties officeooo:rsid="0081c997" officeooo:paragraph-rsid="0081c997"/>
    </style:style>
    <style:style style:name="P33" style:family="paragraph" style:parent-style-name="Heading_20_2">
      <style:text-properties officeooo:paragraph-rsid="004bff20"/>
    </style:style>
    <style:style style:name="P34" style:family="paragraph" style:parent-style-name="Heading_20_2">
      <style:text-properties officeooo:rsid="00547c31" officeooo:paragraph-rsid="00547c31"/>
    </style:style>
    <style:style style:name="P35" style:family="paragraph" style:parent-style-name="Heading_20_2">
      <style:text-properties officeooo:rsid="00588507" officeooo:paragraph-rsid="00588507"/>
    </style:style>
    <style:style style:name="P36" style:family="paragraph" style:parent-style-name="Heading_20_2">
      <style:text-properties officeooo:rsid="0077e868" officeooo:paragraph-rsid="0077e868"/>
    </style:style>
    <style:style style:name="P37" style:family="paragraph" style:parent-style-name="Heading_20_1">
      <style:paragraph-properties fo:break-before="page"/>
    </style:style>
    <style:style style:name="P38" style:family="paragraph" style:parent-style-name="Standard">
      <style:paragraph-properties fo:break-before="page"/>
      <style:text-properties officeooo:rsid="001cbafd" officeooo:paragraph-rsid="001cbafd"/>
    </style:style>
    <style:style style:name="P39" style:family="paragraph" style:parent-style-name="Heading_20_3">
      <style:paragraph-properties fo:margin-left="0in" fo:margin-right="0in" fo:text-indent="0in" style:auto-text-indent="false"/>
    </style:style>
    <style:style style:name="P40" style:family="paragraph" style:parent-style-name="Contents_20_1">
      <style:paragraph-properties>
        <style:tab-stops>
          <style:tab-stop style:position="6.6846in" style:type="right" style:leader-style="dotted" style:leader-text="."/>
        </style:tab-stops>
      </style:paragraph-properties>
    </style:style>
    <style:style style:name="P41" style:family="paragraph" style:parent-style-name="Contents_20_2">
      <style:paragraph-properties>
        <style:tab-stops>
          <style:tab-stop style:position="6.4882in" style:type="right" style:leader-style="dotted" style:leader-text="."/>
        </style:tab-stops>
      </style:paragraph-properties>
    </style:style>
    <style:style style:name="P42" style:family="paragraph" style:parent-style-name="Contents_20_3">
      <style:paragraph-properties>
        <style:tab-stops>
          <style:tab-stop style:position="6.2917in" style:type="right" style:leader-style="dotted" style:leader-text="."/>
        </style:tab-stops>
      </style:paragraph-properties>
    </style:style>
    <style:style style:name="P43" style:family="paragraph" style:parent-style-name="Contents_20_4">
      <style:paragraph-properties>
        <style:tab-stops>
          <style:tab-stop style:position="6.0953in" style:type="right" style:leader-style="dotted" style:leader-text="."/>
        </style:tab-stops>
      </style:paragraph-properties>
    </style:style>
    <style:style style:name="P44" style:family="paragraph" style:parent-style-name="Standard">
      <style:text-properties style:text-line-through-style="solid" officeooo:rsid="001b60a3" officeooo:paragraph-rsid="001b60a3"/>
    </style:style>
    <style:style style:name="P45" style:family="paragraph" style:parent-style-name="Standard">
      <style:text-properties style:text-line-through-style="solid" officeooo:rsid="001cbafd" officeooo:paragraph-rsid="001cbafd"/>
    </style:style>
    <style:style style:name="P46" style:family="paragraph" style:parent-style-name="Standard">
      <style:text-properties style:text-line-through-style="solid" officeooo:rsid="001cbafd" officeooo:paragraph-rsid="005f7d2c"/>
    </style:style>
    <style:style style:name="P47" style:family="paragraph" style:parent-style-name="Standard">
      <style:text-properties style:text-line-through-style="solid" officeooo:rsid="002d1c58" officeooo:paragraph-rsid="002d1c58"/>
    </style:style>
    <style:style style:name="P48" style:family="paragraph" style:parent-style-name="Text_20_body" style:list-style-name="L1">
      <style:text-properties officeooo:rsid="00752e12" officeooo:paragraph-rsid="00752e12"/>
    </style:style>
    <style:style style:name="P49" style:family="paragraph" style:parent-style-name="Text_20_body" style:list-style-name="L2">
      <style:text-properties officeooo:paragraph-rsid="00612234"/>
    </style:style>
    <style:style style:name="P50" style:family="paragraph" style:parent-style-name="Text_20_body" style:list-style-name="L2">
      <style:text-properties officeooo:paragraph-rsid="0062aabf"/>
    </style:style>
    <style:style style:name="P51" style:family="paragraph" style:parent-style-name="Text_20_body" style:list-style-name="L2">
      <style:text-properties officeooo:rsid="0061039c" officeooo:paragraph-rsid="0062aabf"/>
    </style:style>
    <style:style style:name="P52" style:family="paragraph" style:parent-style-name="Text_20_body" style:list-style-name="L2">
      <style:text-properties officeooo:rsid="00612234" officeooo:paragraph-rsid="0062aabf"/>
    </style:style>
    <style:style style:name="P53" style:family="paragraph" style:parent-style-name="Text_20_body" style:list-style-name="L2">
      <style:text-properties officeooo:rsid="00634d6f" officeooo:paragraph-rsid="00634d6f"/>
    </style:style>
    <style:style style:name="P54" style:family="paragraph" style:parent-style-name="Text_20_body" style:list-style-name="L2">
      <style:text-properties fo:font-weight="normal" officeooo:rsid="00634d6f" officeooo:paragraph-rsid="00634d6f" style:font-weight-asian="normal" style:font-weight-complex="normal"/>
    </style:style>
    <style:style style:name="P55" style:family="paragraph" style:parent-style-name="Text_20_body" style:list-style-name="L2">
      <style:text-properties fo:font-weight="normal" officeooo:rsid="0064dcd2" officeooo:paragraph-rsid="0064dcd2" style:font-weight-asian="normal" style:font-weight-complex="normal"/>
    </style:style>
    <style:style style:name="P56" style:family="paragraph" style:parent-style-name="Text_20_body" style:list-style-name="L2">
      <style:text-properties fo:font-weight="normal" officeooo:rsid="0064dcd2" officeooo:paragraph-rsid="006bfbd6" style:font-weight-asian="normal" style:font-weight-complex="normal"/>
    </style:style>
    <style:style style:name="P57" style:family="paragraph" style:parent-style-name="Text_20_body" style:list-style-name="L2">
      <style:text-properties fo:font-weight="normal" officeooo:rsid="006bfbd6" officeooo:paragraph-rsid="006bfbd6" style:font-weight-asian="normal" style:font-weight-complex="normal"/>
    </style:style>
    <style:style style:name="P58" style:family="paragraph" style:parent-style-name="Text_20_body" style:list-style-name="L2">
      <style:text-properties fo:font-weight="bold" officeooo:rsid="0064dcd2" officeooo:paragraph-rsid="0064dcd2" style:font-weight-asian="bold" style:font-weight-complex="bold"/>
    </style:style>
    <style:style style:name="P59" style:family="paragraph" style:parent-style-name="Text_20_body" style:list-style-name="L2">
      <style:text-properties fo:font-weight="bold" officeooo:rsid="006bfbd6" officeooo:paragraph-rsid="006bfbd6" style:font-weight-asian="bold" style:font-weight-complex="bold"/>
    </style:style>
    <style:style style:name="P60" style:family="paragraph" style:parent-style-name="Text_20_body" style:list-style-name="L3">
      <style:text-properties officeooo:paragraph-rsid="0070b087"/>
    </style:style>
    <style:style style:name="P61" style:family="paragraph" style:parent-style-name="Text_20_body" style:list-style-name="L4">
      <style:text-properties officeooo:rsid="004c9606" officeooo:paragraph-rsid="004c9606"/>
    </style:style>
    <style:style style:name="P62" style:family="paragraph" style:parent-style-name="Text_20_body" style:list-style-name="L4">
      <style:text-properties officeooo:rsid="004e73f9" officeooo:paragraph-rsid="004e73f9"/>
    </style:style>
    <style:style style:name="P63" style:family="paragraph" style:parent-style-name="Text_20_body" style:list-style-name="L5">
      <style:text-properties officeooo:rsid="0077e868" officeooo:paragraph-rsid="0077e868"/>
    </style:style>
    <style:style style:name="P64" style:family="paragraph" style:parent-style-name="Text_20_body" style:list-style-name="L5">
      <style:text-properties officeooo:rsid="007968b3" officeooo:paragraph-rsid="007968b3"/>
    </style:style>
    <style:style style:name="P65" style:family="paragraph" style:parent-style-name="Text_20_body" style:list-style-name="L5">
      <style:text-properties officeooo:rsid="007b54e0" officeooo:paragraph-rsid="007b54e0"/>
    </style:style>
    <style:style style:name="P66" style:family="paragraph" style:parent-style-name="Text_20_body" style:list-style-name="L5">
      <style:text-properties officeooo:rsid="007d79ed" officeooo:paragraph-rsid="007d79ed"/>
    </style:style>
    <style:style style:name="P67" style:family="paragraph" style:parent-style-name="Text_20_body" style:list-style-name="L5">
      <style:text-properties officeooo:rsid="007e8ca9" officeooo:paragraph-rsid="007e8ca9"/>
    </style:style>
    <style:style style:name="P68" style:family="paragraph" style:parent-style-name="Text_20_body" style:list-style-name="L5">
      <style:text-properties officeooo:rsid="007eed4f" officeooo:paragraph-rsid="007eed4f"/>
    </style:style>
    <style:style style:name="P69" style:family="paragraph" style:parent-style-name="Text_20_body">
      <style:text-properties officeooo:rsid="007eed4f" officeooo:paragraph-rsid="007eed4f"/>
    </style:style>
    <style:style style:name="P70" style:family="paragraph" style:parent-style-name="Text_20_body">
      <style:text-properties style:text-line-through-style="solid"/>
    </style:style>
    <style:style style:name="P71" style:family="paragraph" style:parent-style-name="Text_20_body">
      <style:text-properties style:text-line-through-style="solid" officeooo:rsid="003b54c9" officeooo:paragraph-rsid="003f4fa6"/>
    </style:style>
    <style:style style:name="P72" style:family="paragraph" style:parent-style-name="Text_20_body">
      <style:text-properties style:text-line-through-style="solid" officeooo:rsid="003b54c9" officeooo:paragraph-rsid="003b54c9"/>
    </style:style>
    <style:style style:name="P73" style:family="paragraph" style:parent-style-name="Text_20_body">
      <style:text-properties style:text-line-through-style="solid" fo:font-size="10pt" style:font-size-asian="10pt" style:font-size-complex="10pt"/>
    </style:style>
    <style:style style:name="P74" style:family="paragraph" style:parent-style-name="Text_20_body">
      <style:text-properties style:text-line-through-style="solid" fo:font-size="10pt" officeooo:paragraph-rsid="0043cfbc" style:font-size-asian="10pt" style:font-size-complex="10pt"/>
    </style:style>
    <style:style style:name="P75" style:family="paragraph" style:parent-style-name="Text_20_body">
      <style:text-properties style:text-line-through-style="solid" fo:font-size="10pt" officeooo:rsid="0043cfbc" officeooo:paragraph-rsid="0043cfbc" style:font-size-asian="10pt" style:font-size-complex="10pt"/>
    </style:style>
    <style:style style:name="P76" style:family="paragraph" style:parent-style-name="Text_20_body">
      <style:text-properties style:text-line-through-style="solid" officeooo:rsid="002d1c58" officeooo:paragraph-rsid="0047081e"/>
    </style:style>
    <style:style style:name="P77" style:family="paragraph" style:parent-style-name="Text_20_body">
      <style:text-properties style:text-line-through-style="solid" officeooo:rsid="0067ad9f" officeooo:paragraph-rsid="0067ad9f"/>
    </style:style>
    <style:style style:name="P78" style:family="paragraph" style:parent-style-name="Text_20_body">
      <style:text-properties style:text-line-through-style="solid" officeooo:rsid="006969cb" officeooo:paragraph-rsid="006969cb"/>
    </style:style>
    <style:style style:name="P79" style:family="paragraph" style:parent-style-name="Text_20_body">
      <style:text-properties style:text-line-through-style="solid" officeooo:rsid="00312310" officeooo:paragraph-rsid="0034863b"/>
    </style:style>
    <style:style style:name="P80" style:family="paragraph" style:parent-style-name="Text_20_body">
      <style:text-properties style:text-line-through-style="solid" style:font-name="Liberation Serif" fo:font-size="14pt" fo:font-weight="bold" officeooo:rsid="007563a9" officeooo:paragraph-rsid="007563a9" style:font-name-asian="Arial" style:font-size-asian="14pt" style:font-weight-asian="bold" style:font-name-complex="Arial" style:font-size-complex="14pt" style:font-weight-complex="bold"/>
    </style:style>
    <style:style style:name="P81" style:family="paragraph" style:parent-style-name="Text_20_body">
      <style:text-properties style:text-line-through-style="solid" style:font-name="Liberation Serif" fo:font-size="14pt" fo:font-weight="bold" officeooo:rsid="007563a9" officeooo:paragraph-rsid="0077315f" style:font-name-asian="Arial" style:font-size-asian="14pt" style:font-weight-asian="bold" style:font-name-complex="Arial" style:font-size-complex="14pt" style:font-weight-complex="bold"/>
    </style:style>
    <style:style style:name="P82" style:family="paragraph" style:parent-style-name="Text_20_body">
      <style:text-properties style:text-line-through-style="solid" officeooo:rsid="004fa8ed" officeooo:paragraph-rsid="004fa8ed"/>
    </style:style>
    <style:style style:name="P83" style:family="paragraph" style:parent-style-name="Heading_20_1">
      <style:text-properties style:text-line-through-style="solid"/>
    </style:style>
    <style:style style:name="P84" style:family="paragraph" style:parent-style-name="Heading_20_1">
      <style:paragraph-properties fo:break-before="page"/>
      <style:text-properties style:text-line-through-style="solid"/>
    </style:style>
    <style:style style:name="P85" style:family="paragraph" style:parent-style-name="Heading_20_2">
      <style:text-properties style:text-line-through-style="solid"/>
    </style:style>
    <style:style style:name="P86" style:family="paragraph" style:parent-style-name="Heading_20_2">
      <style:text-properties style:text-line-through-style="solid" officeooo:rsid="00453eb4" officeooo:paragraph-rsid="00453eb4"/>
    </style:style>
    <style:style style:name="P87" style:family="paragraph" style:parent-style-name="Heading_20_2">
      <style:text-properties style:text-line-through-style="solid" officeooo:paragraph-rsid="0034863b"/>
    </style:style>
    <style:style style:name="P88" style:family="paragraph" style:parent-style-name="Heading_20_3">
      <style:text-properties style:text-line-through-style="solid"/>
    </style:style>
    <style:style style:name="P89" style:family="paragraph" style:parent-style-name="Heading_20_3">
      <style:text-properties style:text-line-through-style="solid" officeooo:paragraph-rsid="0034863b"/>
    </style:style>
    <style:style style:name="P90" style:family="paragraph" style:parent-style-name="Heading_20_4">
      <style:text-properties officeooo:paragraph-rsid="00588507"/>
    </style:style>
    <style:style style:name="T1" style:family="text">
      <style:text-properties style:text-position="sub 58%" style:font-name="SkakNew-Diagram" fo:font-size="16.1000003814697pt" officeooo:rsid="001b60a3" style:font-size-asian="16.1000003814697pt" style:font-size-complex="16.1000003814697pt"/>
    </style:style>
    <style:style style:name="T2" style:family="text">
      <style:text-properties officeooo:rsid="001cbafd"/>
    </style:style>
    <style:style style:name="T3" style:family="text">
      <style:text-properties officeooo:rsid="00208f68"/>
    </style:style>
    <style:style style:name="T4" style:family="text">
      <style:text-properties officeooo:rsid="0024d92c"/>
    </style:style>
    <style:style style:name="T5" style:family="text">
      <style:text-properties officeooo:rsid="0025743c"/>
    </style:style>
    <style:style style:name="T6" style:family="text">
      <style:text-properties officeooo:rsid="0027084f"/>
    </style:style>
    <style:style style:name="T7" style:family="text">
      <style:text-properties officeooo:rsid="0029955c"/>
    </style:style>
    <style:style style:name="T8" style:family="text">
      <style:text-properties officeooo:rsid="002d1c58"/>
    </style:style>
    <style:style style:name="T9" style:family="text">
      <style:text-properties officeooo:rsid="002f40fa"/>
    </style:style>
    <style:style style:name="T10" style:family="text">
      <style:text-properties officeooo:rsid="00312310"/>
    </style:style>
    <style:style style:name="T11" style:family="text">
      <style:text-properties officeooo:rsid="003223c8"/>
    </style:style>
    <style:style style:name="T12" style:family="text">
      <style:text-properties officeooo:rsid="0033f72f"/>
    </style:style>
    <style:style style:name="T13" style:family="text">
      <style:text-properties officeooo:rsid="0037b531"/>
    </style:style>
    <style:style style:name="T14" style:family="text">
      <style:text-properties officeooo:rsid="0038fdc8"/>
    </style:style>
    <style:style style:name="T15" style:family="text">
      <style:text-properties officeooo:rsid="0039af1f"/>
    </style:style>
    <style:style style:name="T16" style:family="text">
      <style:text-properties officeooo:rsid="004216e9"/>
    </style:style>
    <style:style style:name="T17" style:family="text">
      <style:text-properties fo:font-weight="bold" style:font-weight-asian="bold" style:font-weight-complex="bold"/>
    </style:style>
    <style:style style:name="T18" style:family="text">
      <style:text-properties fo:font-weight="bold" officeooo:rsid="0061039c" style:font-weight-asian="bold" style:font-weight-complex="bold"/>
    </style:style>
    <style:style style:name="T19" style:family="text">
      <style:text-properties fo:font-weight="bold" officeooo:rsid="0062aabf" style:font-weight-asian="bold" style:font-weight-complex="bold"/>
    </style:style>
    <style:style style:name="T20" style:family="text">
      <style:text-properties fo:font-weight="bold" officeooo:rsid="006bfbd6" style:font-weight-asian="bold" style:font-weight-complex="bold"/>
    </style:style>
    <style:style style:name="T21" style:family="text">
      <style:text-properties fo:font-weight="bold" officeooo:rsid="0070b087" style:font-weight-asian="bold" style:font-weight-complex="bold"/>
    </style:style>
    <style:style style:name="T22" style:family="text">
      <style:text-properties fo:font-weight="bold" officeooo:rsid="00612234" style:font-weight-asian="bold" style:font-weight-complex="bold"/>
    </style:style>
    <style:style style:name="T23" style:family="text">
      <style:text-properties style:font-name="Liberation Sans" officeooo:rsid="00208f68"/>
    </style:style>
    <style:style style:name="T24" style:family="text">
      <style:text-properties style:font-name="Liberation Sans" fo:font-weight="normal" officeooo:rsid="00208f68" style:font-name-asian="Arial" style:font-weight-asian="normal" style:font-name-complex="Arial" style:font-weight-complex="normal"/>
    </style:style>
    <style:style style:name="T25" style:family="text">
      <style:text-properties style:font-name="Liberation Sans" fo:font-weight="bold" officeooo:rsid="00208f68" style:font-name-asian="Arial" style:font-weight-asian="bold" style:font-name-complex="Arial" style:font-weight-complex="bold"/>
    </style:style>
    <style:style style:name="T26" style:family="text">
      <style:text-properties officeooo:rsid="004621eb"/>
    </style:style>
    <style:style style:name="T27" style:family="text">
      <style:text-properties officeooo:rsid="004a7b16"/>
    </style:style>
    <style:style style:name="T28" style:family="text">
      <style:text-properties officeooo:rsid="004bff20"/>
    </style:style>
    <style:style style:name="T29" style:family="text">
      <style:text-properties officeooo:rsid="004e73f9"/>
    </style:style>
    <style:style style:name="T30" style:family="text">
      <style:text-properties officeooo:rsid="00509a77"/>
    </style:style>
    <style:style style:name="T31" style:family="text">
      <style:text-properties officeooo:rsid="00528d06"/>
    </style:style>
    <style:style style:name="T32" style:family="text">
      <style:text-properties officeooo:rsid="0054da0d"/>
    </style:style>
    <style:style style:name="T33" style:family="text">
      <style:text-properties officeooo:rsid="00588507"/>
    </style:style>
    <style:style style:name="T34" style:family="text">
      <style:text-properties officeooo:rsid="005a00fb"/>
    </style:style>
    <style:style style:name="T35" style:family="text">
      <style:text-properties officeooo:rsid="005b106f"/>
    </style:style>
    <style:style style:name="T36" style:family="text">
      <style:text-properties officeooo:rsid="005fcc26"/>
    </style:style>
    <style:style style:name="T37" style:family="text">
      <style:text-properties officeooo:rsid="0060295a"/>
    </style:style>
    <style:style style:name="T38" style:family="text">
      <style:text-properties officeooo:rsid="0061039c"/>
    </style:style>
    <style:style style:name="T39" style:family="text">
      <style:text-properties officeooo:rsid="00612234"/>
    </style:style>
    <style:style style:name="T40" style:family="text">
      <style:text-properties officeooo:rsid="0062aabf"/>
    </style:style>
    <style:style style:name="T41" style:family="text">
      <style:text-properties fo:font-weight="normal" style:font-weight-asian="normal" style:font-weight-complex="normal"/>
    </style:style>
    <style:style style:name="T42" style:family="text">
      <style:text-properties fo:font-weight="normal" officeooo:rsid="0062aabf" style:font-weight-asian="normal" style:font-weight-complex="normal"/>
    </style:style>
    <style:style style:name="T43" style:family="text">
      <style:text-properties fo:font-weight="normal" officeooo:rsid="00612234" style:font-weight-asian="normal" style:font-weight-complex="normal"/>
    </style:style>
    <style:style style:name="T44" style:family="text">
      <style:text-properties fo:font-weight="normal" officeooo:rsid="0061039c" style:font-weight-asian="normal" style:font-weight-complex="normal"/>
    </style:style>
    <style:style style:name="T45" style:family="text">
      <style:text-properties fo:font-weight="normal" officeooo:rsid="006bfbd6" style:font-weight-asian="normal" style:font-weight-complex="normal"/>
    </style:style>
    <style:style style:name="T46" style:family="text">
      <style:text-properties fo:font-weight="normal" officeooo:rsid="0070b087" style:font-weight-asian="normal" style:font-weight-complex="normal"/>
    </style:style>
    <style:style style:name="T47" style:family="text">
      <style:text-properties fo:font-weight="normal" officeooo:rsid="0072b378" style:font-weight-asian="normal" style:font-weight-complex="normal"/>
    </style:style>
    <style:style style:name="T48" style:family="text">
      <style:text-properties officeooo:rsid="00634d6f"/>
    </style:style>
    <style:style style:name="T49" style:family="text">
      <style:text-properties officeooo:rsid="006af961"/>
    </style:style>
    <style:style style:name="T50" style:family="text">
      <style:text-properties officeooo:rsid="006bfbd6"/>
    </style:style>
    <style:style style:name="T51" style:family="text">
      <style:text-properties officeooo:rsid="006f17c2"/>
    </style:style>
    <style:style style:name="T52" style:family="text">
      <style:text-properties officeooo:rsid="0070b087"/>
    </style:style>
    <style:style style:name="T53" style:family="text">
      <style:text-properties style:text-line-through-style="none" officeooo:rsid="0027084f"/>
    </style:style>
    <style:style style:name="T54" style:family="text">
      <style:text-properties style:text-line-through-style="none" officeooo:rsid="0072ffe5"/>
    </style:style>
    <style:style style:name="T55" style:family="text">
      <style:text-properties fo:font-style="italic" officeooo:rsid="001cbafd" style:font-style-asian="italic" style:font-style-complex="italic"/>
    </style:style>
    <style:style style:name="T56" style:family="text">
      <style:text-properties officeooo:rsid="007968b3"/>
    </style:style>
    <style:style style:name="T57" style:family="text">
      <style:text-properties officeooo:rsid="007d79ed"/>
    </style:style>
    <style:style style:name="T58" style:family="text">
      <style:text-properties officeooo:rsid="007f4008"/>
    </style:style>
    <style:style style:name="T59" style:family="text">
      <style:text-properties officeooo:rsid="0080c93e"/>
    </style:style>
    <style:style style:name="T60" style:family="text">
      <style:text-properties style:text-line-through-style="solid"/>
    </style:style>
    <style:style style:name="T61" style:family="text">
      <style:text-properties style:text-line-through-style="solid" officeooo:rsid="0024d92c"/>
    </style:style>
    <style:style style:name="T62" style:family="text">
      <style:text-properties style:text-line-through-style="solid" style:font-name="Liberation Sans" fo:font-weight="normal" officeooo:rsid="00208f68" style:font-name-asian="Arial" style:font-weight-asian="normal" style:font-name-complex="Arial" style:font-weight-complex="normal"/>
    </style:style>
    <style:style style:name="T63" style:family="text">
      <style:text-properties style:text-line-through-style="solid" style:font-name="Liberation Sans" fo:font-weight="bold" officeooo:rsid="00208f68" style:font-name-asian="Arial" style:font-weight-asian="bold" style:font-name-complex="Arial" style:font-weight-complex="bold"/>
    </style:style>
    <style:style style:name="T64" style:family="text">
      <style:text-properties style:text-line-through-style="solid" officeooo:rsid="004216e9"/>
    </style:style>
    <style:style style:name="T65" style:family="text">
      <style:text-properties style:text-line-through-style="solid" officeooo:rsid="002d1c58"/>
    </style:style>
    <style:style style:name="T66" style:family="text">
      <style:text-properties style:text-line-through-style="solid" officeooo:rsid="00208f68"/>
    </style:style>
    <style:style style:name="T67" style:family="text">
      <style:text-properties style:text-line-through-style="solid" officeooo:rsid="007d79ed"/>
    </style:style>
    <style:style style:name="T68" style:family="text">
      <style:text-properties style:text-line-through-style="solid" officeooo:rsid="0080c93e"/>
    </style:style>
    <style:style style:name="T69" style:family="text">
      <style:text-properties style:text-line-through-style="solid" officeooo:rsid="0031231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ySh<text:span text:style-name="T1">N</text:span>re <text:span text:style-name="T27">(fyshare)</text:span></text:p>
      <text:p text:style-name="P71">Author(s): Gregor Mi</text:p>
      <text:p text:style-name="P83"><text:bookmark-start text:name="__RefHeading__612_1823753656"/>Abstract<text:bookmark-end text:name="__RefHeading__612_1823753656"/></text:p>
      <text:p text:style-name="P44">This document describes the main concepts of the file exchange client FyShare. <text:span text:style-name="T2">The goal of </text:span>FyShare <text:span text:style-name="T2">is to make secure exchange of all kinds of files within a small group of people as easy as possible. This includes automatic encryption </text:span><text:span text:style-name="T55">and</text:span><text:span text:style-name="T2"> decryption to eliminate hassle when private keys get lost (in the sense of deleted and not stolen).</text:span></text:p>
      <text:p text:style-name="P45">Secure exchange is achieved by using asymmetric encryption methods. FyShare assists with generating and distributing the keys and identities within the FyShare network.</text:p>
      <text:p text:style-name="P46">The assumption are trustworthy family computers but untrustworthy and unencryped transport channels and online file storage. Thus end-to-end encryption is used.</text:p>
      <text:p text:style-name="P47">The online file storage is free to choose. In the first version of FyShare <text:span text:style-name="T12">could </text:span>be based on d<text:span text:style-name="T9">rop</text:span>box.</text:p>
      <text:p text:style-name="P45">The exchange can be done a) from one person to another b) within a group of people where b) could be implemented by creating a new private key for each combination of group members and distribute it among them via the secure channel of in a).</text:p>
      <text:p text:style-name="P1"/>
      <text:p text:style-name="P38"/>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Contents_20_Heading">Table of Contents</text:p>
          </text:index-title>
          <text:p text:style-name="P40"><text:a xlink:type="simple" xlink:href="#__RefHeading__612_1823753656" text:style-name="Index_20_Link" text:visited-style-name="Index_20_Link">Abstract<text:tab/>1</text:a></text:p>
          <text:p text:style-name="P40"><text:a xlink:type="simple" xlink:href="#__RefHeading__614_1823753656" text:style-name="Index_20_Link" text:visited-style-name="Index_20_Link">Related work<text:tab/>3</text:a></text:p>
          <text:p text:style-name="P41"><text:a xlink:type="simple" xlink:href="#__RefHeading__235_403688624" text:style-name="Index_20_Link" text:visited-style-name="Index_20_Link">Retroshare<text:tab/>3</text:a></text:p>
          <text:p text:style-name="P41"><text:a xlink:type="simple" xlink:href="#__RefHeading__337_403688624" text:style-name="Index_20_Link" text:visited-style-name="Index_20_Link">Sparkleshare<text:tab/>3</text:a></text:p>
          <text:p text:style-name="P41"><text:a xlink:type="simple" xlink:href="#__RefHeading__426_2114677267" text:style-name="Index_20_Link" text:visited-style-name="Index_20_Link">Plutus<text:tab/>3</text:a></text:p>
          <text:p text:style-name="P41"><text:a xlink:type="simple" xlink:href="#__RefHeading__339_403688624" text:style-name="Index_20_Link" text:visited-style-name="Index_20_Link">Further<text:tab/>3</text:a></text:p>
          <text:p text:style-name="P40"><text:a xlink:type="simple" xlink:href="#__RefHeading__616_1823753656" text:style-name="Index_20_Link" text:visited-style-name="Index_20_Link">Main parts<text:tab/>4</text:a></text:p>
          <text:p text:style-name="P41"><text:a xlink:type="simple" xlink:href="#__RefHeading__351_403688624" text:style-name="Index_20_Link" text:visited-style-name="Index_20_Link">Central file storage setup and user discovery concept<text:tab/>4</text:a></text:p>
          <text:p text:style-name="P41"><text:a xlink:type="simple" xlink:href="#__RefHeading__618_1823753656" text:style-name="Index_20_Link" text:visited-style-name="Index_20_Link">User and group management<text:tab/>4</text:a></text:p>
          <text:p text:style-name="P42"><text:a xlink:type="simple" xlink:href="#__RefHeading__424_2114677267" text:style-name="Index_20_Link" text:visited-style-name="Index_20_Link">Keys and secrets<text:tab/>4</text:a></text:p>
          <text:p text:style-name="P41"><text:a xlink:type="simple" xlink:href="#__RefHeading__620_1823753656" text:style-name="Index_20_Link" text:visited-style-name="Index_20_Link">File organization<text:tab/>4</text:a></text:p>
          <text:p text:style-name="P42"><text:a xlink:type="simple" xlink:href="#__RefHeading__429_2114677267" text:style-name="Index_20_Link" text:visited-style-name="Index_20_Link">Example<text:tab/>4</text:a></text:p>
          <text:p text:style-name="P41"><text:a xlink:type="simple" xlink:href="#__RefHeading__431_2114677267" text:style-name="Index_20_Link" text:visited-style-name="Index_20_Link">Threat model<text:tab/>4</text:a></text:p>
          <text:p text:style-name="P41"><text:a xlink:type="simple" xlink:href="#__RefHeading__632_1823753656" text:style-name="Index_20_Link" text:visited-style-name="Index_20_Link">Examples<text:tab/>5</text:a></text:p>
          <text:p text:style-name="P42"><text:a xlink:type="simple" xlink:href="#__RefHeading__622_1823753656" text:style-name="Index_20_Link" text:visited-style-name="Index_20_Link">Send pictures to parent (1-1)<text:tab/>5</text:a></text:p>
          <text:p text:style-name="P43"><text:a xlink:type="simple" xlink:href="#__RefHeading__353_403688624" text:style-name="Index_20_Link" text:visited-style-name="Index_20_Link">One time setup<text:tab/>5</text:a></text:p>
          <text:p text:style-name="P43"><text:a xlink:type="simple" xlink:href="#__RefHeading__355_403688624" text:style-name="Index_20_Link" text:visited-style-name="Index_20_Link">Send data<text:tab/>5</text:a></text:p>
          <text:p text:style-name="P43"><text:a xlink:type="simple" xlink:href="#__RefHeading__357_403688624" text:style-name="Index_20_Link" text:visited-style-name="Index_20_Link">Receive data<text:tab/>5</text:a></text:p>
          <text:p text:style-name="P42"><text:a xlink:type="simple" xlink:href="#__RefHeading__624_1823753656" text:style-name="Index_20_Link" text:visited-style-name="Index_20_Link">Send things to a group of people<text:tab/>5</text:a></text:p>
          <text:p text:style-name="P42"><text:a xlink:type="simple" xlink:href="#__RefHeading__626_1823753656" text:style-name="Index_20_Link" text:visited-style-name="Index_20_Link">Future: Share an encrypted git code repo with your team (1-n)<text:tab/>5</text:a></text:p>
          <text:p text:style-name="P41"><text:a xlink:type="simple" xlink:href="#__RefHeading__359_403688624" text:style-name="Index_20_Link" text:visited-style-name="Index_20_Link">Handling of multiple devices<text:tab/>5</text:a></text:p>
          <text:p text:style-name="P41"><text:a xlink:type="simple" xlink:href="#__RefHeading__342_403688624" text:style-name="Index_20_Link" text:visited-style-name="Index_20_Link">Multiple file storage management<text:tab/>5</text:a></text:p>
          <text:p text:style-name="P41"><text:a xlink:type="simple" xlink:href="#__RefHeading__628_1823753656" text:style-name="Index_20_Link" text:visited-style-name="Index_20_Link">File storage providers<text:tab/>5</text:a></text:p>
          <text:p text:style-name="P42"><text:a xlink:type="simple" xlink:href="#__RefHeading__630_1823753656" text:style-name="Index_20_Link" text:visited-style-name="Index_20_Link">dropbox<text:tab/>6</text:a></text:p>
          <text:p text:style-name="P42"><text:a xlink:type="simple" xlink:href="#__RefHeading__344_403688624" text:style-name="Index_20_Link" text:visited-style-name="Index_20_Link">Private FTP server<text:tab/>6</text:a></text:p>
        </text:index-body>
      </text:table-of-content>
      <text:p text:style-name="Heading_20_1"/>
      <text:p text:style-name="P84"><text:bookmark-start text:name="__RefHeading__614_1823753656"/>Related <text:span text:style-name="T3">work</text:span><text:bookmark-end text:name="__RefHeading__614_1823753656"/></text:p>
      <text:p text:style-name="P85"><text:bookmark-start text:name="__RefHeading__235_403688624"/>Retroshare<text:bookmark-end text:name="__RefHeading__235_403688624"/></text:p>
      <text:p text:style-name="P6"><text:a xlink:type="simple" xlink:href="http://retroshare.sourceforge.net/"><text:span text:style-name="T60">http://retroshare.sourceforge.net/</text:span></text:a><text:span text:style-name="T60"> - </text:span><text:span text:style-name="T61">decentralized, no central server</text:span></text:p>
      <text:p text:style-name="P74"><text:span text:style-name="T16">“</text:span><text:span text:style-name="T23">How many people are required for a working RetroShare network?</text:span></text:p>
      <text:p text:style-name="P74">But it is recommended to tell all your friends to Chat with RetroShare, because then you have enough trusted direct friends and do not rely on friends of friends to keep the network up. Just tell your friends and commit each other <text:span text:style-name="T17">to be constant online</text:span> with RetroShare, then you have always only trusted friends online.</text:p>
      <text:p text:style-name="P75">[…]</text:p>
      <text:p text:style-name="P73"><text:bookmark-start text:name="__RefHeading__237_403688624"/><text:bookmark text:name="How_fast_is_the_upload_and_download_speed.3F"/>How fast is the upload and download speed?<text:bookmark-end text:name="__RefHeading__237_403688624"/></text:p>
      <text:p text:style-name="P7"><text:span text:style-name="T62">Depends on your connection and other traffic, but it is usually l</text:span><text:span text:style-name="T63">imited by the upload capacity of the user uploading</text:span><text:span text:style-name="T62">. </text:span><text:span text:style-name="T64">” (</text:span><text:a xlink:type="simple" xlink:href="http://retroshare.sourceforge.net/wiki/index.php/Frequently_Asked_Questions"><text:span text:style-name="T64">http://retroshare.sourceforge.net/wiki/index.php/Frequently_Asked_Questions</text:span></text:a><text:span text:style-name="T64">, highlighted by author)</text:span></text:p>
      <text:p text:style-name="P19">Eva<text:span text:style-name="T26">luation: FyShare uses central storage to exchange data asynchronously</text:span></text:p>
      <text:p text:style-name="P85"><text:bookmark-start text:name="__RefHeading__337_403688624"/>Spark<text:span text:style-name="T36">l</text:span>eshare<text:bookmark-end text:name="__RefHeading__337_403688624"/></text:p>
      <text:p text:style-name="P4"><text:a xlink:type="simple" xlink:href="http://sparkleshare.org/"><text:span text:style-name="T60">http://sparkleshare.org/</text:span></text:a><text:span text:style-name="T60"> - </text:span><text:span text:style-name="T65">gitbased, cannot use central service like dropbox,</text:span></text:p>
      <text:p text:style-name="P76">TODO: understand the concept and verify that it cannot do what FyShare does.</text:p>
      <text:p text:style-name="P85"><text:bookmark-start text:name="__RefHeading__426_2114677267"/>Plutus<text:bookmark-end text:name="__RefHeading__426_2114677267"/></text:p>
      <text:p text:style-name="P21"><text:span text:style-name="T60">“Plutus: Scalable Secure File Sharing on Untrusted Storage” (</text:span><text:a xlink:type="simple" xlink:href="http://dl.acm.org/citation.cfm?id=1090698"><text:span text:style-name="T60">http://dl.acm.org/citation.cfm?id=1090698</text:span></text:a><text:span text:style-name="T60">)</text:span></text:p>
      <text:p text:style-name="P77">“Plutus is a cryptographic storage system that enables secure file sharing without placing much trust on the file servers. In particular, it makes novel use of cryptographic primitives to protect and share files. Plutus features highly scalable key management while allowing individual users to retain direct control over who gets access to their files. We explain the mechanisms in Plutus to reduce the number of cryptographic keys exchanged between users by using filegroups, distinguish file read and write access, handle user revocation efficiently, and allow an untrusted server to authorize file writes. We have built a prototype of Plutus on OpenAFS. Measurements of this prototype show that Plutus achieves strong security with overhead comparable to systems that encrypt all network traffic.”</text:p>
      <text:p text:style-name="P78">see plutus.pdf</text:p>
      <text:p text:style-name="P86"><text:bookmark-start text:name="__RefHeading__339_403688624"/>Further<text:bookmark-end text:name="__RefHeading__339_403688624"/></text:p>
      <text:p text:style-name="P8"><text:a xlink:type="simple" xlink:href="https://en.wikipedia.org/wiki/WASTE"><text:span text:style-name="T60">https://en.wikipedia.org/wiki/WASTE</text:span></text:a><text:span text:style-name="T60"> –</text:span><text:span text:style-name="T66"> dead, decentralized, no central server</text:span></text:p>
      <text:p text:style-name="P28"><text:a xlink:type="simple" xlink:href="http://www.syncany.org/"><text:span text:style-name="T60">http://www.syncany.org/</text:span></text:a><text:span text:style-name="T60"> - backup and share with oneself</text:span></text:p>
      <text:p text:style-name="P29"><text:span text:style-name="T67">BeeBEEP (Secure Network Chat) </text:span><text:a xlink:type="simple" xlink:href="http://sourceforge.net/p/beebeep"><text:span text:style-name="T67">http://sourceforge.net/p/beebeep</text:span></text:a></text:p>
      <text:p text:style-name="P30"><text:a xlink:type="simple" xlink:href="http://lifehacker.com/what-s-the-best-way-to-share-large-files-with-friends-1486810038"><text:span text:style-name="T60">http://lifehacker.com/what-s-the-best-way-to-share-large-files-with-friends-1486810038</text:span></text:a></text:p>
      <text:p text:style-name="P30"><text:span text:style-name="T60"><text:tab/></text:span><text:a xlink:type="simple" xlink:href="http://en.wikipedia.org/wiki/Comparison_of_file_hosting_services"><text:span text:style-name="T60">http://en.wikipedia.org/wiki/Comparison_of_file_hosting_services</text:span></text:a></text:p>
      <text:p text:style-name="P30"><text:a xlink:type="simple" xlink:href="https://www.cloudme.com/en/api/webservices"><text:span text:style-name="T60">https://www.cloudme.com/en/api/webservices</text:span></text:a></text:p>
      <text:p text:style-name="P31"><text:a xlink:type="simple" xlink:href="https://spideroak.com/faq/questions/37/how_do_i_use_the_spideroak_web_api/"><text:span text:style-name="T68">https://spideroak.com/faq/questions/37/how_do_i_use_the_spideroak_web_api/</text:span></text:a></text:p>
      <text:p text:style-name="P32"><text:a xlink:type="simple" xlink:href="http://www.techradar.com/news/internet/cloud-services/send-large-files-10-of-the-best-services-for-sharing-big-files-1181486"><text:span text:style-name="T60">http://www.techradar.com/news/internet/cloud-services/send-large-files-10-of-the-best-services-for-sharing-big-files-1181486</text:span></text:a></text:p>
      <text:p text:style-name="P37"><text:bookmark-start text:name="__RefHeading__616_1823753656"/>Main parts<text:bookmark-end text:name="__RefHeading__616_1823753656"/></text:p>
      <text:p text:style-name="P23">This section describes the main technical concepts.</text:p>
      <text:p text:style-name="P24">TODO:</text:p>
      <text:list xml:id="list3698307990334897001" text:style-name="L1">
        <text:list-item>
          <text:p text:style-name="P48">the package should be <text:span text:style-name="T17">signed</text:span> with senders private key</text:p>
        </text:list-item>
      </text:list>
      <text:p text:style-name="P35"><text:bookmark-start text:name="__RefHeading__351_403688624"/>Central file storage setup <text:span text:style-name="T35">and user discovery concept</text:span><text:bookmark-end text:name="__RefHeading__351_403688624"/></text:p>
      <text:p text:style-name="P12">… Very Inital setup of filestorage account</text:p>
      <text:p text:style-name="P12">… share <text:span text:style-name="T32">the “nonvital storage secret” with your friends; this means servername, </text:span>user and password <text:span text:style-name="T32">of the central storage (this is ok, because </text:span>all data will be encrypted<text:span text:style-name="T32">); this secret is nonvital because disclosing it would only mean someone could access the central storage but not read the data since it is encrypted. BUT!!! He could mess with the user mgmt file and replace a user by himself. Solution to this: changes to the PK (or PKs in case of multiple devices) of an alias will be displayed as warning to peers and must be verified by secure channel (telephone).</text:span></text:p>
      <text:p text:style-name="P14">drawback: all data can thus be rendered useless (but not seen) by other users (but in the regular case they won't do it because they are trusted)</text:p>
      <text:p text:style-name="P14">… <text:span text:style-name="T37">alternate scenario: different upload and download locations to make some things readonly</text:span></text:p>
      <text:p text:style-name="Heading_20_2"><text:bookmark-start text:name="__RefHeading__618_1823753656"/>User and group management<text:bookmark-end text:name="__RefHeading__618_1823753656"/></text:p>
      <text:p text:style-name="P16">… key generation and distribution, discovery, user lists, groups</text:p>
      <text:p text:style-name="Heading_20_3"><text:bookmark-start text:name="__RefHeading__424_2114677267"/>Keys <text:span text:style-name="T37">and secrets</text:span><text:bookmark-end text:name="__RefHeading__424_2114677267"/></text:p>
      <text:p text:style-name="P17">All users: “storage secret”</text:p>
      <text:p text:style-name="P17">User A: private key <text:span text:style-name="T38">A</text:span>, public key <text:span text:style-name="T38">A</text:span></text:p>
      <text:p text:style-name="P18">User B: private key <text:span text:style-name="T38">B</text:span>, public key <text:span text:style-name="T38">B</text:span></text:p>
      <text:p text:style-name="P20">To simplify group handling, per file exchange a symmetric key is sent to the receiver used for file name and data encryption.</text:p>
      <text:p text:style-name="P20">… <text:span text:style-name="T49">revocation</text:span></text:p>
      <text:p text:style-name="Heading_20_2"><text:bookmark-start text:name="__RefHeading__620_1823753656"/>File <text:span text:style-name="T15">organization</text:span><text:bookmark-end text:name="__RefHeading__620_1823753656"/></text:p>
      <text:p text:style-name="Text_20_body">… <text:span text:style-name="T5">describe how the public key's fingerprint is used as base folder name to organise things</text:span></text:p>
      <text:p text:style-name="P19">… <text:span text:style-name="T6">discovery public-user-list.txt </text:span><text:span text:style-name="T53">→ discarded </text:span><text:span text:style-name="T54">because of security issues</text:span></text:p>
      <text:p text:style-name="Text_20_body">… <text:span text:style-name="T38">encrypt file names</text:span></text:p>
      <text:p text:style-name="Heading_20_3">Example – <text:span text:style-name="T40">User A sends file F to user B</text:span></text:p>
      <text:list xml:id="list3011337070408502151" text:style-name="L2">
        <text:list-item>
          <text:p text:style-name="P49"><text:span text:style-name="T19">User </text:span><text:span text:style-name="T18">A</text:span></text:p>
          <text:list>
            <text:list-item>
              <text:p text:style-name="P50"><text:span text:style-name="T38">creates central folder (</text:span><text:span text:style-name="T18">CF</text:span><text:span text:style-name="T38">) with name &lt;Public Key </text:span><text:span text:style-name="T18">B</text:span><text:span text:style-name="T38"> Fingerprint&gt;.</text:span></text:p>
            </text:list-item>
            <text:list-item>
              <text:p text:style-name="P51"><text:span text:style-name="T40">generates</text:span> package id (<text:span text:style-name="T17">PID</text:span>, “20140326,233510,<text:span text:style-name="T50">GUID</text:span>”) random symmetric key <text:span text:style-name="T17">SK</text:span>.</text:p>
            </text:list-item>
            <text:list-item>
              <text:p text:style-name="P51">creates <text:span text:style-name="T39">folder </text:span>CF/&lt;Public Key <text:span text:style-name="T20">B</text:span> Fingerprint&gt;/<text:span text:style-name="T39">&lt;PID&gt;/</text:span></text:p>
            </text:list-item>
            <text:list-item>
              <text:p text:style-name="P52"><text:soft-page-break/><text:span text:style-name="T48">uploads </text:span>file CF/<text:span text:style-name="T38">&lt;Public Key </text:span><text:span text:style-name="T18">B</text:span><text:span text:style-name="T38"> Fingerprint&gt;/</text:span>&lt;PID&gt;/<text:span text:style-name="T17">sk.pke</text:span> which is the <text:span text:style-name="T17">SK</text:span> encrypted with <text:span text:style-name="T17">Public Key B</text:span>.</text:p>
            </text:list-item>
            <text:list-item>
              <text:p text:style-name="P52"><text:span text:style-name="T40">(...uploads </text:span>file CF/<text:span text:style-name="T38">&lt;Public Key </text:span><text:span text:style-name="T18">B</text:span><text:span text:style-name="T38"> Fingerprint&gt;/</text:span>&lt;PID&gt;/<text:span text:style-name="T19">progress</text:span><text:span text:style-name="T17">.</text:span><text:span text:style-name="T19">ske</text:span><text:span text:style-name="T42"> (encrypted with SK) with contents: …)</text:span></text:p>
            </text:list-item>
            <text:list-item>
              <text:p text:style-name="P53"><text:span text:style-name="T42">e</text:span><text:span text:style-name="T41">ncrypts file </text:span><text:span text:style-name="T17">F</text:span><text:span text:style-name="T41">'s content and filename with </text:span><text:span text:style-name="T17">SK</text:span><text:span text:style-name="T41"><text:line-break/></text:span><text:span text:style-name="T46">(TODO: and sign with A's private key??!)</text:span></text:p>
            </text:list-item>
            <text:list-item>
              <text:p text:style-name="P53"><text:span text:style-name="T41">uploads </text:span><text:span text:style-name="T17">F</text:span><text:span text:style-name="T41">'s encrypted content to<text:line-break/></text:span><text:span text:style-name="T43">CF/</text:span><text:span text:style-name="T44">&lt;Public Key </text:span><text:span text:style-name="T45">B</text:span><text:span text:style-name="T44"> Fingerprint&gt;/</text:span><text:span text:style-name="T43">&lt;PID&gt;/</text:span><text:span text:style-name="T17">&lt;F's enc filename&gt;</text:span></text:p>
            </text:list-item>
            <text:list-item>
              <text:p text:style-name="P54">if there are more than one file repeat last two steps</text:p>
            </text:list-item>
            <text:list-item>
              <text:p text:style-name="P54">create file <text:span text:style-name="T39">CF/&lt;Public Key B Fingerprint&gt;/&lt;PID&gt;/</text:span><text:span text:style-name="T17">rdy</text:span> (encrypt this also)</text:p>
            </text:list-item>
          </text:list>
        </text:list-item>
        <text:list-item>
          <text:p text:style-name="P58">User B</text:p>
          <text:list>
            <text:list-item>
              <text:p text:style-name="P55">polls <text:span text:style-name="T38">CF/&lt;Public Key B Fingerprint&gt;/&lt;PID&gt;/</text:span></text:p>
            </text:list-item>
            <text:list-item>
              <text:p text:style-name="P57">...TODO</text:p>
            </text:list-item>
            <text:list-item>
              <text:p text:style-name="P57">...TODO</text:p>
            </text:list-item>
            <text:list-item>
              <text:p text:style-name="P57">deletes <text:span text:style-name="T39">CF/&lt;Public Key B Fingerprint&gt;/&lt;PID&gt;/*</text:span></text:p>
            </text:list-item>
            <text:list-item>
              <text:p text:style-name="P57">creates<text:line-break/><text:span text:style-name="T39">CF/&lt;Public Key A Fingerprint&gt;/&lt;PID&gt;/</text:span>&lt;”<text:span text:style-name="T17">done</text:span>” enc<text:span text:style-name="T51">rypted</text:span> with <text:span text:style-name="T17">public key A</text:span>&gt;</text:p>
            </text:list-item>
          </text:list>
        </text:list-item>
        <text:list-item>
          <text:p text:style-name="P59">User A</text:p>
          <text:list>
            <text:list-item>
              <text:p text:style-name="P56">polls <text:span text:style-name="T38">CF/&lt;Public Key A Fingerprint&gt;/&lt;PID&gt;/</text:span></text:p>
            </text:list-item>
          </text:list>
        </text:list-item>
      </text:list>
      <text:p text:style-name="P22">General scheme:</text:p>
      <text:list xml:id="list6098534003119492593" text:style-name="L3">
        <text:list-item>
          <text:p text:style-name="P60"><text:span text:style-name="T52">User </text:span><text:span text:style-name="T21">A</text:span><text:span text:style-name="T52"> always </text:span><text:span text:style-name="T21">writes</text:span><text:span text:style-name="T52"> to the folder with name </text:span><text:span text:style-name="T43">&lt;</text:span><text:span text:style-name="T22">Public Key B</text:span><text:span text:style-name="T43"> Fingerprint&gt;</text:span></text:p>
        </text:list-item>
        <text:list-item>
          <text:p text:style-name="P60"><text:span text:style-name="T46">User </text:span><text:span text:style-name="T21">A</text:span><text:span text:style-name="T46"> always </text:span><text:span text:style-name="T21">polls and reads</text:span><text:span text:style-name="T46"> </text:span><text:span text:style-name="T47">from the </text:span><text:span text:style-name="T46">folder with name </text:span><text:span text:style-name="T43">&lt;</text:span><text:span text:style-name="T22">Public Key </text:span><text:span text:style-name="T21">A</text:span><text:span text:style-name="T43"> Fingerprint&gt;</text:span></text:p>
        </text:list-item>
      </text:list>
      <text:p text:style-name="Heading_20_2"><text:bookmark-start text:name="__RefHeading__431_2114677267"/>Threat model<text:bookmark-end text:name="__RefHeading__431_2114677267"/></text:p>
      <text:p text:style-name="Text_20_body">… <text:span text:style-name="T37">User's computer compromised: …</text:span></text:p>
      <text:p text:style-name="Text_20_body">… <text:span text:style-name="T37">Central storage: delete data, modifiy data, ...</text:span></text:p>
      <text:p text:style-name="Heading_20_2"><text:bookmark-start text:name="__RefHeading__632_1823753656"/>Examples<text:bookmark-end text:name="__RefHeading__632_1823753656"/></text:p>
      <text:p text:style-name="P39"><text:bookmark-start text:name="__RefHeading__622_1823753656"/><text:span text:style-name="T34">S</text:span>end pictures to parent (1-1)<text:bookmark-end text:name="__RefHeading__622_1823753656"/></text:p>
      <text:h text:style-name="Heading_20_4" text:outline-level="4"><text:bookmark-start text:name="__RefHeading__353_403688624"/>One time setup<text:bookmark-end text:name="__RefHeading__353_403688624"/></text:h>
      <text:p text:style-name="P12">… <text:span text:style-name="T33">(</text:span>Very Inital setup of filestorage account<text:span text:style-name="T33">)</text:span></text:p>
      <text:p text:style-name="P12">… share <text:span text:style-name="T32">the “nonvital storage secret”</text:span></text:p>
      <text:p text:style-name="P13">(this will be done not that quickly but it has to done only once per family. That's the price for security)</text:p>
      <text:h text:style-name="Heading_20_4" text:outline-level="4"><text:bookmark-start text:name="__RefHeading__355_403688624"/>Send data<text:bookmark-end text:name="__RefHeading__355_403688624"/></text:h>
      <text:p text:style-name="P2">… <text:span text:style-name="T5">describe the basic workflow: setup users and keys, create and open a package, upload files to this package, close and send package</text:span></text:p>
      <text:h text:style-name="P90" text:outline-level="4"><text:bookmark-start text:name="__RefHeading__357_403688624"/><text:soft-page-break/><text:span text:style-name="T33">Receive</text:span> data<text:bookmark-end text:name="__RefHeading__357_403688624"/></text:h>
      <text:p text:style-name="P2">… <text:span text:style-name="T13">parent receives package and deletes data from online storage</text:span></text:p>
      <text:p text:style-name="Heading_20_3"><text:bookmark-start text:name="__RefHeading__624_1823753656"/>Send things to a group of people<text:bookmark-end text:name="__RefHeading__624_1823753656"/></text:p>
      <text:p text:style-name="P3">… initial key generation when sending to more than one participant</text:p>
      <text:p text:style-name="Heading_20_3"><text:bookmark-start text:name="__RefHeading__626_1823753656"/><text:span text:style-name="T7">Future</text:span>: <text:span text:style-name="T5">S</text:span>hare an encrypted git code repo with your team <text:span text:style-name="T6">(1-n)</text:span><text:bookmark-end text:name="__RefHeading__626_1823753656"/></text:p>
      <text:p text:style-name="Text_20_body">… <text:span text:style-name="T14">note that all files could be deleted by those who share the account</text:span></text:p>
      <text:p text:style-name="Text_20_body">… <text:span text:style-name="T5">describe a scenario where a git master repository is synchronized between a group of people...</text:span></text:p>
      <text:p text:style-name="Text_20_body">… <text:span text:style-name="T6">this only works if the package can be locked before pushing to git …</text:span></text:p>
      <text:p text:style-name="Text_20_body">… <text:span text:style-name="T6">open existing package exclusively (only one team member can change the package at the same time)... lock file … conflict resolution (first come, first upload? Discard local changes?</text:span></text:p>
      <text:p text:style-name="P34"><text:bookmark-start text:name="__RefHeading__359_403688624"/>Handling of multiple devices<text:bookmark-end text:name="__RefHeading__359_403688624"/></text:p>
      <text:p text:style-name="P15">...handling of keys when one identity uses several devices...</text:p>
      <text:p text:style-name="P33"><text:bookmark-start text:name="__RefHeading__342_403688624"/><text:span text:style-name="T28">Multiple file s</text:span>torage <text:span text:style-name="T28">management</text:span><text:bookmark-end text:name="__RefHeading__342_403688624"/></text:p>
      <text:p text:style-name="P9">TODO</text:p>
      <text:list xml:id="list8358703384100253813" text:style-name="L4">
        <text:list-item>
          <text:p text:style-name="P61">Scenario: what if there are some users that would like to use their own dropbox account and would like to use the dropbox sharing mechanism</text:p>
        </text:list-item>
        <text:list-item>
          <text:p text:style-name="P61">Proposed solution: separate upload and download locations. For a certain friend always upload to one location (<text:span text:style-name="T29">this location can be written by you but only read by the friend; </text:span>as described above <text:span text:style-name="T29">create a</text:span> subfolder named by friend's PK fingerprint).</text:p>
          <text:list>
            <text:list-item>
              <text:p text:style-name="P62">Problem: user list distribution</text:p>
            </text:list-item>
          </text:list>
        </text:list-item>
      </text:list>
      <text:p text:style-name="P87"><text:bookmark-start text:name="__RefHeading__628_1823753656"/>File <text:span text:style-name="T30">s</text:span>torage <text:span text:style-name="T28">providers</text:span><text:bookmark-end text:name="__RefHeading__628_1823753656"/></text:p>
      <text:p text:style-name="P79">List of potential <text:span text:style-name="T11">free and </text:span>public file storages. <text:span text:style-name="T12">TODO: gibts da noch was besseres?</text:span></text:p>
      <text:p text:style-name="P89"><text:bookmark-start text:name="__RefHeading__630_1823753656"/>dropbox<text:bookmark-end text:name="__RefHeading__630_1823753656"/></text:p>
      <text:p text:style-name="P5"><text:span text:style-name="T60">terms of service: </text:span><text:a xlink:type="simple" xlink:href="https://www.dropbox.com/terms2014"><text:span text:style-name="T60">https://www.dropbox.com/terms2014</text:span></text:a><text:span text:style-name="T60">, </text:span><text:a xlink:type="simple" xlink:href="https://www.dropbox.com/terms#acceptable_use"><text:span text:style-name="T60">https://www.dropbox.com/terms#acceptable_use</text:span></text:a><text:span text:style-name="T60">: checked, </text:span><text:span text:style-name="T69">should be</text:span><text:span text:style-name="T60"> ok</text:span></text:p>
      <text:p text:style-name="P72">dropbox-cli command line client</text:p>
      <text:p text:style-name="P72">what can be automated?</text:p>
      <text:p text:style-name="P80">filedropper</text:p>
      <text:p text:style-name="P25"><text:a xlink:type="simple" xlink:href="http://www.filedropper.com/"><text:span text:style-name="T60">http://www.filedropper.com/</text:span></text:a></text:p>
      <text:p text:style-name="P81">TODO</text:p>
      <text:p text:style-name="P26"><text:span text:style-name="T60">Die Top 10 der Online-Speicher: </text:span><text:a xlink:type="simple" xlink:href="http://www.computerwoche.de/a/die-top-10-der-online-speicher,2530609"><text:span text:style-name="T60">http://www.computerwoche.de/a/die-top-10-der-online-speicher,2530609</text:span></text:a></text:p>
      <text:p text:style-name="P26"/>
      <text:p text:style-name="P88"><text:bookmark-start text:name="__RefHeading__344_403688624"/><text:soft-page-break/>Private FTP server<text:bookmark-end text:name="__RefHeading__344_403688624"/></text:p>
      <text:p text:style-name="P82">...give your friends access to one specific directory <text:span text:style-name="T31">to your simple unencrypted FTP server</text:span>...</text:p>
      <text:p text:style-name="P10"/>
      <text:p text:style-name="P36">Unsorted</text:p>
      <text:list xml:id="list1777012776880510022" text:style-name="L5">
        <text:list-item>
          <text:p text:style-name="P63">passive server</text:p>
          <text:list>
            <text:list-item>
              <text:p text:style-name="P63">=&gt; polling needed, e. g. once per hour or less or more</text:p>
              <text:list>
                <text:list-item>
                  <text:p text:style-name="P64">make a difference if application is active (10 seconds) or not (30 minutes)</text:p>
                </text:list-item>
              </text:list>
            </text:list-item>
          </text:list>
        </text:list-item>
        <text:list-item>
          <text:p text:style-name="P63">use gpg for keys</text:p>
          <text:list>
            <text:list-item>
              <text:p text:style-name="P63">use <text:span text:style-name="T56">&lt;username&gt;</text:span>@fyshare.net <text:span text:style-name="T56">to identify fyshare keys</text:span></text:p>
            </text:list-item>
          </text:list>
        </text:list-item>
        <text:list-item>
          <text:p text:style-name="P65">encrypt messages and files symmetric and only send the the key asym.</text:p>
        </text:list-item>
        <text:list-item>
          <text:p text:style-name="P66">focus: send files (like pictures) to family members (not primary focus: instant messaging)</text:p>
          <text:list>
            <text:list-item>
              <text:p text:style-name="P67">use own private keys (managed by gpg)</text:p>
            </text:list-item>
            <text:list-item>
              <text:p text:style-name="P67">simple public key exchange</text:p>
            </text:list-item>
          </text:list>
        </text:list-item>
      </text:list>
      <text:p text:style-name="P30"/>
      <text:p text:style-name="P27"/>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kakNew-Diagram" svg:font-family="SkakNew-Diagram"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adornments="Regular" style:font-family-generic="swiss" style:font-pitch="variable"/>
    <style:font-face style:name="Arial" svg:font-family="Ari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style:font-size-asian="12pt" style:language-asian="en" style:country-asian="US" style:font-name-complex="Arial"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style:font-size-asian="12pt" style:language-asian="en" style:country-asian="US" style:font-name-complex="Arial"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style:contextual-spacing="false"/>
      <style:text-properties style:font-name="Liberation Sans" fo:font-family="'Liberation Sans'" style:font-style-name="Regular" style:font-family-generic="swiss" style:font-pitch="variable"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ext_20_body" style:display-name="Text body" style:family="paragraph" style:parent-style-name="Standard" style:class="text">
      <style:paragraph-properties fo:margin-top="0in" fo:margin-bottom="0.0835in" style:contextual-spacing="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 fo:font-family="'Liberation Serif'" style:font-style-name="Regular" style:font-family-generic="roman" style:font-pitch="variable" fo:font-size="14pt" style:font-name-asian="Arial" style:font-family-asian="Arial" style:font-family-generic-asian="system" style:font-pitch-asian="variable" style:font-size-asian="14pt" style:font-name-complex="Arial" style:font-family-complex="Ari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88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17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0953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footnote-max-height="0in">
        <style:footnote-sep style:width="0.0071in"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meta:editing-cycles>100</meta:editing-cycles>
    <meta:creation-date>2008-08-22T11:41:04</meta:creation-date>
    <dc:date>2014-11-08T20:42:24.099729251</dc:date>
    <meta:editing-duration>PT2H15M30S</meta:editing-duration>
    <meta:print-date>2014-08-09T18:34:15.027952206</meta:print-date>
    <meta:document-statistic meta:table-count="0" meta:image-count="0" meta:object-count="0" meta:page-count="7" meta:paragraph-count="151" meta:word-count="1462" meta:character-count="9450" meta:non-whitespace-character-count="8169"/>
  </office:meta>
</office:document-meta>
</file>